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5.34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color="#000000" officeooo:rsid="00547a7a"/>
    </style:style>
    <style:style style:name="T8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8">:</text:span><text:span text:style-name="T8"><text:placeholder text:placeholder-type="text">&lt;patient.name.lastname&gt;</text:placeholder></text:span><text:span text:style-name="T8">, </text:span><text:span text:style-name="T8"><text:placeholder text:placeholder-type="text">&lt;patient.name.name&gt;</text:placeholder></text:span><text:span text:style-name="T8"> </text:span></text:p>
          </table:table-cell>
          <table:table-cell table:style-name="Tabla1.A2" office:value-type="string">
            <text:p text:style-name="P4"><text:span text:style-name="T7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print_date, user.language)&gt;</text:placeholder></text:span><text:span text:style-name="T6">, </text:span><text:span text:style-name="T6"><text:placeholder text:placeholder-type="text">&lt;print_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Lang(vaccination.next_dose_date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1:48:45.282778151</dc:date>
    <meta:editing-duration>P2DT33M54S</meta:editing-duration>
    <meta:editing-cycles>58</meta:editing-cycles>
    <meta:generator>LibreOffice/4.3.3.2$Linux_x86 LibreOffice_project/430m0$Build-2</meta:generator>
    <dc:creator>Sebastián Marró</dc:creator>
    <meta:document-statistic meta:table-count="3" meta:image-count="0" meta:object-count="0" meta:page-count="1" meta:paragraph-count="29" meta:word-count="64" meta:character-count="703" meta:non-whitespace-character-count="667"/>
  </office:meta>
</office:document-meta>
</file>